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draw:textarea-horizontal-align="justify" draw:textarea-vertical-align="middle" draw:auto-grow-height="false" fo:min-height="1.29cm" fo:min-width="2.16cm"/>
    </style:style>
    <style:style style:name="gr2" style:family="graphic" style:parent-style-name="objectwitharrow">
      <style:graphic-properties draw:textarea-horizontal-align="justify" draw:textarea-vertical-align="middle" draw:auto-grow-height="false" fo:min-height="1.24cm" fo:min-width="2.31cm"/>
    </style:style>
    <style:style style:name="gr3" style:family="graphic" style:parent-style-name="objectwithoutfill">
      <style:graphic-properties draw:marker-start="Arrow_20_concave" draw:marker-start-width="0.305cm" draw:marker-end="Arrow_20_concave" draw:marker-end-width="0.3cm" draw:fill="none" draw:textarea-vertical-align="middle"/>
    </style:style>
    <style:style style:name="gr4" style:family="graphic" style:parent-style-name="objectwitharrow">
      <style:graphic-properties draw:textarea-horizontal-align="justify" draw:textarea-vertical-align="middle" draw:auto-grow-height="false" fo:min-height="1.804cm" fo:min-width="2.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62cm" svg:height="2.178cm" svg:x="13.672cm" svg:y="8.26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97cm" svg:height="1.65cm" svg:x="4.432cm" svg:y="8.464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402cm" svg:y1="9.289cm" svg:x2="13.672cm" svg:y2="9.355cm" draw:start-shape="id1" draw:start-glue-point="1" draw:end-shape="id2" draw:end-glue-point="6" svg:d="M7402 9289h514l5243 66h513" svg:viewBox="0 0 6271 67">
          <text:p/>
        </draw:connector>
        <draw:custom-shape draw:style-name="gr1" draw:text-style-name="P1" draw:layer="layout" svg:width="3.762cm" svg:height="2.178cm" svg:x="13.673cm" svg:y="8.267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762cm" svg:height="2.178cm" svg:x="13.606cm" svg:y="11.698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762cm" svg:height="2.178cm" svg:x="13.54cm" svg:y="14.404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4.568cm" svg:height="2.904cm" svg:x="2.98cm" svg:y="18.694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4.568cm" svg:height="2.904cm" svg:x="14.384cm" svg:y="18.694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97cm" svg:height="1.65cm" svg:x="4.96cm" svg:y="13.084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93cm" svg:y1="13.909cm" svg:x2="13.606cm" svg:y2="12.787cm" draw:start-shape="id3" draw:start-glue-point="1" draw:end-shape="id4" draw:end-glue-point="6" svg:d="M7930 13909h514l4649-1122h513" svg:viewBox="0 0 5677 1123">
          <text:p/>
        </draw:connector>
        <draw:connector draw:style-name="gr3" draw:text-style-name="P1" draw:layer="layout" draw:type="lines" svg:x1="7.93cm" svg:y1="13.911cm" svg:x2="13.54cm" svg:y2="15.493cm" draw:end-shape="id5" draw:end-glue-point="6" svg:d="M7930 13911l5097 1582h513" svg:viewBox="0 0 5611 1583">
          <text:p/>
        </draw:connector>
        <draw:connector draw:style-name="gr3" draw:text-style-name="P1" draw:layer="layout" draw:type="lines" svg:x1="14.384cm" svg:y1="20.146cm" svg:x2="7.798cm" svg:y2="21.829cm" draw:start-shape="id6" draw:end-shape="id7" draw:end-glue-point="1" svg:d="M14384 20146h-513l-5559 1683h-514" svg:viewBox="0 0 6587 1684">
          <text:p/>
        </draw:connector>
        <draw:custom-shape draw:style-name="gr2" draw:text-style-name="P1" xml:id="id7" draw:id="id7" draw:layer="layout" svg:width="2.97cm" svg:height="1.65cm" svg:x="4.828cm" svg:y="21.004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2.97cm" svg:height="1.65cm" svg:x="13.381cm" svg:y="20.767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3.381cm" svg:y1="21.592cm" svg:x2="7.548cm" svg:y2="20.146cm" draw:start-shape="id8" draw:end-shape="id9" draw:end-glue-point="10" svg:d="M13381 21592h-513l-4806-1446h-514" svg:viewBox="0 0 5834 1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25cm" svg:stroke-color="#000000" draw:marker-start-width="0.254cm" draw:marker-start-center="true" draw:marker-end="Arrow_20_concave" draw:marker-end-width="0.203cm" draw:fill-color="#cfe7f5" draw:fill-gradient-name="Gradient_20_7" draw:fill-hatch-name="Hatching_20_1" draw:fill-image-name="Bitmap_20_1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5-03-11T08:04:21.772254828</meta:creation-date>
    <dc:date>2015-03-11T08:40:50.977986011</dc:date>
    <dc:creator>Danny Ayers</dc:creator>
    <meta:editing-duration>PT5M27S</meta:editing-duration>
    <meta:editing-cycles>1</meta:editing-cycles>
    <meta:document-statistic meta:object-count="15"/>
    <meta:generator>LibreOffice/4.3.3.2$Linux_x86 LibreOffice_project/430m0$Build-2</meta:generator>
  </office:meta>
</office:document-meta>
</file>